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11.095cm" svg:x="1.6cm" svg:y="9.727cm">
          <draw:text-box>
            <text:p><text:span text:style-name="T1">変更を加えた場合、</text:span></text:p>
            <text:p><text:span text:style-name="T1">$git add [file name], [directory name] or . <text:s text:c="7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</text:span><text:span text:style-name="T1">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</text:span><text:span text:style-name="T1">子。</text:span></text:p>
            <text:p><text:span text:style-name="T1"/></text:p>
            <text:p><text:span text:style-name="T1">単純に最新の</text:span><text:span text:style-name="T1">commit</text:span><text:span text:style-name="T1">からの編集内容を見たい場合、</text:span></text:p>
            <text:p><text:span text:style-name="T1">$git diff //git status</text:span><text:span text:style-name="T1">ではどのファイルに変更があったかしかわからない。</text:span></text:p>
          </draw:text-box>
        </draw:frame>
        <draw:frame draw:style-name="gr1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5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れるべきファイル等が表示される。</text:span></text:p>
            <text:p><text:span text:style-name="T1"/></text:p>
            <text:p><text:span text:style-name="T1">$type .gitignore </text:span><text:span text:style-name="T1">で</text:span><text:span text:style-name="T1">.gitignore</text:span><text:span text:style-name="T1">を追加、編集して、</text:span><text:span text:style-name="T1">repository</text:span><text:span text:style-name="T1">で管理しないファイルを指定できる。</text:span></text:p>
            <text:p><text:span text:style-name="T1"/></text:p>
            <text:p><text:span text:style-name="T1">$git log <text:s/>// commit</text:span><text:span text:style-name="T1">の</text:span><text:span text:style-name="T1">log</text:span><text:span text:style-name="T1">確認。 </text:span><text:span text:style-name="T1">--oneline</text:span><text:span text:style-name="T1">をつけると、表示を１行だけに絞る。</text:span></text:p>
            <text:p><text:span text:style-name="T1"/></text:p>
            <text:p><text:span text:style-name="T1">$git log --grep=”</text:span><text:span text:style-name="T1">検索ワード” </text:span><text:span text:style-name="T1">//commitment comment</text:span><text:span text:style-name="T1">でログを検索できる。</text:span></text:p>
          </draw:text-box>
        </draw:frame>
        <draw:frame draw:style-name="gr1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1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5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</text:span><text:span text:style-name="T1">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</text:span><text:span text:style-name="T1">なので、基本的にこの状態での変更、</text:span><text:span text:style-name="T1">commit</text:span><text:span text:style-name="T1">はしないこと。してしまっても、下記コマンドで最新</text:span><text:span text:style-name="T1">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5" draw:text-style-name="P1" draw:layer="layout" svg:width="25.6cm" svg:height="11.095cm" svg:x="1.6cm" svg:y="1.728cm">
          <draw:text-box>
            <text:p><text:span text:style-name="T1">$git branch </text:span><text:span text:style-name="T1">-b [new </text:span><text:span text:style-name="T1">branch] </text:span><text:span text:style-name="T1">//new </text:span><text:span text:style-name="T1">branch</text:span><text:span text:style-name="T1">を作</text:span><text:span text:style-name="T1">成</text:span></text:p>
            <text:p><text:span text:style-name="T1"/></text:p>
            <text:p><text:span text:style-name="T1">$git diff </text:span><text:span text:style-name="T1">[branch A] </text:span><text:span text:style-name="T1">[branch </text:span><text:span text:style-name="T1">B] //branch</text:span><text:span text:style-name="T1">間の差分を</text:span><text:span text:style-name="T1">見る</text:span></text:p>
            <text:p><text:span text:style-name="T1"/></text:p>
            <text:p><text:span text:style-name="T1">$git reset </text:span><text:span text:style-name="T1">--hard </text:span><text:span text:style-name="T1">[commit </text:span><text:span text:style-name="T1">hash] // </text:span><text:span text:style-name="T1">前</text:span><text:span text:style-name="T1">の</text:span><text:span text:style-name="T1">commit</text:span><text:span text:style-name="T1">の</text:span><text:span text:style-name="T1">状態に戻り、</text:span><text:span text:style-name="T1">それ以降の</text:span><text:span text:style-name="T1">変更は破棄</text:span><text:span text:style-name="T1">する。消えて</text:span><text:span text:style-name="T1">しまう。</text:span></text:p>
            <text:p><text:span text:style-name="T1">$git reset </text:span><text:span text:style-name="T1">--hard </text:span><text:span text:style-name="T1">HEAD^n //</text:span><text:span text:style-name="T1">と</text:span><text:span text:style-name="T1">して、戻るス</text:span><text:span text:style-name="T1">テップ数</text:span><text:span text:style-name="T1">n</text:span><text:span text:style-name="T1">を</text:span><text:span text:style-name="T1">指定すること</text:span><text:span text:style-name="T1">も可能。</text:span></text:p>
            <text:p><text:span text:style-name="T1"/></text:p>
            <text:p><text:span text:style-name="T1">$git reset </text:span><text:span text:style-name="T1">[commit </text:span><text:span text:style-name="T1">hash] //</text:span><text:span text:style-name="T1">前の</text:span><text:span text:style-name="T1">commit</text:span><text:span text:style-name="T1">の状</text:span><text:span text:style-name="T1">態に戻るが、</text:span><text:span text:style-name="T1">それ以降の</text:span><text:span text:style-name="T1">変更は</text:span><text:span text:style-name="T1">stage, </text:span><text:span text:style-name="T1">commit</text:span><text:span text:style-name="T1">され</text:span><text:span text:style-name="T1">ていないもの</text:span><text:span text:style-name="T1">の、編集自体</text:span><text:span text:style-name="T1">は残る。ま</text:span><text:span text:style-name="T1">た、</text:span><text:span text:style-name="T1">commit</text:span><text:span text:style-name="T1">することがで</text:span><text:span text:style-name="T1">きる。同様に</text:span><text:span text:style-name="T1">下記でも</text:span><text:span text:style-name="T1">OK</text:span></text:p>
            <text:p><text:span text:style-name="T1">$git reset </text:span><text:span text:style-name="T1">HEAD^n</text:span></text:p>
            <text:p><text:span text:style-name="T1"/></text:p>
            <text:p><text:span text:style-name="T1"/></text:p>
            <text:p><text:span text:style-name="T1">$git branch </text:span><text:span text:style-name="T1">-m [current </text:span><text:span text:style-name="T1">name] [new </text:span><text:span text:style-name="T1">name] </text:span><text:span text:style-name="T1">//branch</text:span><text:span text:style-name="T1">の</text:span><text:span text:style-name="T1">名前変更</text:span></text:p>
            <text:p><text:span text:style-name="T1"/></text:p>
            <text:p><text:span text:style-name="T1">branchA</text:span><text:span text:style-name="T1">と</text:span><text:span text:style-name="T1">branchB</text:span><text:span text:style-name="T1">を</text:span><text:span text:style-name="T1">合体させると</text:span><text:span text:style-name="T1">き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4:51:20.448661128</dc:date>
    <meta:editing-duration>PT4H12M12S</meta:editing-duration>
    <meta:editing-cycles>35</meta:editing-cycles>
    <meta:generator>LibreOffice/5.1.6.2$Linux_X86_64 LibreOffice_project/10m0$Build-2</meta:generator>
    <meta:document-statistic meta:object-count="37"/>
  </office:meta>
</office:document-meta>
</file>